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ejaVu Sans Mono" svg:font-family="'DejaVu Sans Mono'" style:font-adornments="Bold" style:font-family-generic="modern" style:font-pitch="fixed"/>
    <style:font-face style:name="URW Bookman L1" svg:font-family="'URW Bookman L'" style:font-pitch="variable"/>
    <style:font-face style:name="URW Bookman L" svg:font-family="'URW Bookman L'" style:font-adornments="Demi Bold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f0628" officeooo:paragraph-rsid="001f0628"/>
    </style:style>
    <style:style style:name="P2" style:family="paragraph" style:parent-style-name="Standard">
      <style:text-properties style:font-name="Nimbus Roman No9 L" officeooo:rsid="0022e9b9" officeooo:paragraph-rsid="001f0628"/>
    </style:style>
    <style:style style:name="P3" style:family="paragraph" style:parent-style-name="Standard">
      <style:text-properties style:font-name="Liberation Serif" officeooo:rsid="0022e9b9" officeooo:paragraph-rsid="0022e9b9"/>
    </style:style>
    <style:style style:name="P4" style:family="paragraph" style:parent-style-name="Standard">
      <style:text-properties style:font-name="Liberation Serif" officeooo:rsid="002bad9d" officeooo:paragraph-rsid="0022e9b9"/>
    </style:style>
    <style:style style:name="P5" style:family="paragraph" style:parent-style-name="Standard">
      <style:text-properties officeooo:paragraph-rsid="0022e9b9"/>
    </style:style>
    <style:style style:name="P6" style:family="paragraph">
      <style:paragraph-properties fo:text-align="center"/>
      <style:text-properties style:font-name="URW Bookman L1" fo:font-size="20pt" style:font-size-asian="20pt" style:font-size-complex="20pt"/>
    </style:style>
    <style:style style:name="P7" style:family="paragraph">
      <style:paragraph-properties fo:text-align="center"/>
      <style:text-properties fo:font-size="20pt" style:font-size-asian="20pt" style:font-size-complex="20pt"/>
    </style:style>
    <style:style style:name="P8" style:family="paragraph">
      <style:paragraph-properties fo:text-align="center"/>
      <style:text-properties style:font-name="URW Bookman L" fo:font-size="20pt" style:font-size-asian="20pt" style:font-size-complex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URW Bookman L1"/>
    </style:style>
    <style:style style:name="P11" style:family="paragraph">
      <style:text-properties style:font-name="URW Bookman L1" fo:font-weight="bold" style:font-weight-asian="bold" style:font-weight-complex="bold"/>
    </style:style>
    <style:style style:name="T1" style:family="text">
      <style:text-properties officeooo:rsid="0022fb78"/>
    </style:style>
    <style:style style:name="T2" style:family="text">
      <style:text-properties officeooo:rsid="00245f16"/>
    </style:style>
    <style:style style:name="T3" style:family="text">
      <style:text-properties style:font-name="Liberation Serif" officeooo:rsid="002bad9d"/>
    </style:style>
    <style:style style:name="T4" style:family="text">
      <style:text-properties style:font-name="Liberation Serif" officeooo:rsid="002d5b71"/>
    </style:style>
    <style:style style:name="T5" style:family="text">
      <style:text-properties style:font-name="URW Bookman L1" fo:font-size="20pt" style:font-size-asian="20pt" style:font-size-complex="20pt"/>
    </style:style>
    <style:style style:name="T6" style:family="text">
      <style:text-properties style:font-name="URW Bookman L" fo:font-size="20pt" style:font-size-asian="20pt" style:font-size-complex="20pt"/>
    </style:style>
    <style:style style:name="T7" style:family="text">
      <style:text-properties style:font-name="URW Bookman L1"/>
    </style:style>
    <style:style style:name="T8" style:family="text">
      <style:text-properties style:font-name="URW Bookman L1" fo:font-weight="bold" style:font-weight-asian="bold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="solid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  <style:style style:name="gr2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  <style:style style:name="gr3" style:family="graphic">
      <style:graphic-properties draw:marker-start="Arrow" draw:textarea-horizontal-align="center" draw:textarea-vertical-align="middle" draw:shadow-offset-x="0.1201in" draw:shadow-offset-y="0.1201in" style:run-through="foreground" style:wrap="run-through" style:number-wrapped-paragraphs="no-limit" style:vertical-pos="from-top" style:vertical-rel="page" style:horizontal-pos="from-left" style:horizontal-rel="page"/>
    </style:style>
    <style:style style:name="gr4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ge"/>
    </style:style>
    <style:style style:name="gr5" style:family="graphic">
      <style:graphic-properties draw:marker-start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marker-start="Arrow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width="0.0098in" draw:marker-start-width="0.1646in" draw:marker-end-width="0.1646in" draw:fill="none" draw:textarea-vertical-align="middle" draw:auto-grow-height="false" fo:min-height="3.1673in" fo:min-width="0.3272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0" style:family="graphic">
      <style:graphic-properties draw:fill-color="#ccffc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145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width="0.0098in" draw:marker-start-width="0.1646in" draw:marker-end-width="0.1646in" draw:fill="none" draw:textarea-vertical-align="middle" draw:auto-grow-height="false" fo:min-height="5.0016in" fo:min-width="0.0445in" fo:padding-top="0.0055in" fo:padding-bottom="0.0055in" fo:padding-left="0.0055in" fo:padding-right="0.0055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19" draw:style-name="gr8" draw:text-style-name="P9" svg:width="0.9067in" svg:height="3.4524in" draw:transform="rotate (1.5707963267949) translate (3.63958333333333in 7.81736111111111in)"><text:p/><draw:enhanced-geometry svg:viewBox="0 0 21600 21600" draw:glue-points="0 0 0 21600 21600 10800" draw:text-areas="0 ?f9 7800 ?f10" draw:type="right-brace" draw:modifiers="1698.63234111022 10821.721641190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rect text:anchor-type="paragraph" draw:z-index="18" draw:style-name="gr1" draw:text-style-name="P6" svg:width="1.5004in" svg:height="1.5004in" svg:x="6.2398in" svg:y="8.6772in"><text:p text:style-name="P7"><text:span text:style-name="T5">Static</text:span><text:span text:style-name="T5"><text:line-break/></text:span><text:span text:style-name="T5">Files</text:span></text:p></draw:rect><draw:rect text:anchor-type="paragraph" draw:z-index="17" draw:style-name="gr1" draw:text-style-name="P6" svg:width="1.5004in" svg:height="1.5004in" svg:x="4.5626in" svg:y="8.6772in"><text:p text:style-name="P7"><text:span text:style-name="T5">Filesystem</text:span></text:p></draw:rect><draw:line text:anchor-type="paragraph" draw:z-index="16" draw:style-name="gr6" draw:text-style-name="P9" svg:x1="4.098in" svg:y1="4.1819in" svg:x2="5.0252in" svg:y2="5.1091in"><text:p/></draw:line><draw:line text:anchor-type="paragraph" draw:z-index="15" draw:style-name="gr6" draw:text-style-name="P9" svg:x1="4.5354in" svg:y1="5.6504in" svg:x2="3.7335in" svg:y2="4.8484in"><text:p/></draw:line><draw:rect text:anchor-type="paragraph" draw:z-index="14" draw:style-name="gr1" draw:text-style-name="P6" svg:width="1.5004in" svg:height="1.5004in" svg:x="5.3957in" svg:y="6in"><text:p text:style-name="P7"><text:span text:style-name="T5">Other</text:span></text:p><text:p text:style-name="P7"><text:span text:style-name="T5">Modules</text:span></text:p></draw:rect><draw:line text:anchor-type="paragraph" draw:z-index="13" draw:style-name="gr7" draw:text-style-name="P9" svg:x1="1.5in" svg:y1="7.7in" svg:x2="1.5in" svg:y2="6.8701in"><text:p/></draw:line><draw:line text:anchor-type="paragraph" draw:z-index="12" draw:style-name="gr6" draw:text-style-name="P9" svg:x1="0.8902in" svg:y1="7.7in" svg:x2="0.8902in" svg:y2="6.8701in"><text:p/></draw:line><draw:rect text:anchor-type="paragraph" draw:z-index="11" draw:style-name="gr2" draw:text-style-name="P10" svg:width="0.9587in" svg:height="0.6776in" svg:x="3.25in" svg:y="6.3043in"><text:p text:style-name="P9"><text:span text:style-name="T7">Model</text:span></text:p></draw:rect><draw:rect text:anchor-type="paragraph" draw:z-index="10" draw:style-name="gr2" draw:text-style-name="P10" svg:width="0.9587in" svg:height="0.6776in" svg:x="1.5937in" svg:y="4.8043in"><text:p text:style-name="P9"><text:span text:style-name="T7">Model</text:span></text:p></draw:rect><draw:line text:anchor-type="paragraph" draw:z-index="9" draw:style-name="gr6" draw:text-style-name="P9" svg:x1="2.9937in" svg:y1="4.8902in" svg:x2="2.1083in" svg:y2="5.7756in"><text:p/></draw:line><draw:line text:anchor-type="paragraph" draw:z-index="8" draw:style-name="gr5" draw:text-style-name="P9" svg:x1="2.3583in" svg:y1="4.2134in" svg:x2="1.5354in" svg:y2="5.0362in"><text:p/></draw:line><draw:rect text:anchor-type="paragraph" draw:z-index="7" draw:style-name="gr1" draw:text-style-name="P6" svg:width="1.5004in" svg:height="1.5004in" svg:x="1.25in" svg:y="6in"><text:p text:style-name="P7"><text:span text:style-name="T5">Mongoose</text:span></text:p></draw:rect><draw:rect text:anchor-type="paragraph" draw:z-index="6" draw:style-name="gr2" draw:text-style-name="P10" svg:width="0.9587in" svg:height="0.6776in" svg:x="2.5in" svg:y="2.95in"><text:p text:style-name="P9"><text:span text:style-name="T7">JSON-Like</text:span></text:p><text:p text:style-name="P9"><text:span text:style-name="T7">String</text:span></text:p></draw:rect><draw:line text:anchor-type="paragraph" draw:z-index="5" draw:style-name="gr4" draw:text-style-name="P9" svg:x1="4.35in" svg:y1="3.75in" svg:x2="4.35in" svg:y2="2.75in"><text:p/></draw:line><draw:line text:anchor-type="paragraph" draw:z-index="4" draw:style-name="gr3" draw:text-style-name="P9" svg:x1="3.75in" svg:y1="2.75in" svg:x2="3.75in" svg:y2="3.75in"><text:p/></draw:line><draw:rect text:anchor-type="paragraph" draw:z-index="3" draw:style-name="gr2" draw:text-style-name="P10" svg:width="0.9587in" svg:height="0.6776in" svg:x="4.6in" svg:y="2.95in"><text:p text:style-name="P9"><text:span text:style-name="T7">HTTP</text:span></text:p><text:p text:style-name="P9"><text:span text:style-name="T7">Request</text:span></text:p></draw:rect><draw:rect text:anchor-type="paragraph" draw:z-index="2" draw:style-name="gr1" draw:text-style-name="P6" svg:width="1.5004in" svg:height="1.5004in" svg:x="1.25in" svg:y="8.6772in"><text:p text:style-name="P7"><text:span text:style-name="T5">MongoDB</text:span></text:p></draw:rect><draw:rect text:anchor-type="paragraph" draw:z-index="1" draw:style-name="gr1" draw:text-style-name="P8" svg:width="1.5004in" svg:height="1.5004in" svg:x="3.3in" svg:y="4in"><text:p text:style-name="P7"><text:span text:style-name="T6">Node.js</text:span></text:p></draw:rect><draw:rect text:anchor-type="paragraph" draw:z-index="0" draw:style-name="gr1" draw:text-style-name="P6" svg:width="1.5004in" svg:height="1.5004in" svg:x="3.3in" svg:y="1in"><text:p text:style-name="P6"><text:span text:style-name="T5">Python</text:span></text:p><text:p text:style-name="P6"><text:span text:style-name="T5">API</text:span></text:p></draw:rect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oft-page-break/>Example:</text:p>
      <text:p text:style-name="P3"/>
      <text:p text:style-name="P3"><text:tab/><text:span text:style-name="T1">This will be an explanation of the steps required for an admin to create a new user. The 'usercreate' function in admin_api.py requires parameters: 'user', 'password', and 'token'. User and password are the simply the desired username and password for the new account. Token needs to be given a JWT (JSON Web Token). This will be sent to the Node.js server and used to authenticate the admin. If the admin attempts to create a user without a token or with an invalid token, the server will give a 401 response, unauthorized. </text:span></text:p>
      <text:p text:style-name="P3"/>
      <text:p text:style-name="P3"><draw:rect text:anchor-type="paragraph" draw:z-index="22" draw:style-name="gr10" draw:text-style-name="P10" svg:width="1.8232in" svg:height="0.5315in" svg:x="2.4102in" svg:y="0.1244in"><text:p text:style-name="P9"><text:span text:style-name="T7">createuser Request</text:span></text:p><text:p text:style-name="P9"><text:span text:style-name="T7">with Invalid JWT</text:span></text:p></draw:rect></text:p>
      <text:p text:style-name="P3"/>
      <text:p text:style-name="P3"/>
      <text:p text:style-name="P3"><draw:rect text:anchor-type="paragraph" draw:z-index="20" draw:style-name="gr9" draw:text-style-name="P6" svg:width="1.2713in" svg:height="1.2398in" svg:x="0.9in" svg:y="0.0598in"><text:p text:style-name="P9"><text:span text:style-name="T5">Admin</text:span></text:p><text:p text:style-name="P9"><text:span text:style-name="T5">API</text:span></text:p></draw:rect><draw:rect text:anchor-type="paragraph" draw:z-index="23" draw:style-name="gr9" draw:text-style-name="P6" svg:width="1.2713in" svg:height="1.2398in" svg:x="4.4in" svg:y="0.0598in"><text:p text:style-name="P9"><text:span text:style-name="T5">Node.js</text:span></text:p></draw:rect></text:p>
      <text:p text:style-name="P3"><draw:line text:anchor-type="paragraph" draw:z-index="21" draw:style-name="gr6" draw:text-style-name="P9" svg:x1="2.2543in" svg:y1="0.1701in" svg:x2="4.3378in" svg:y2="0.1701in"><text:p/></draw:line></text:p>
      <text:p text:style-name="P3"/>
      <text:p text:style-name="P3"/>
      <text:p text:style-name="P3"><draw:line text:anchor-type="paragraph" draw:z-index="24" draw:style-name="gr7" draw:text-style-name="P9" svg:x1="2.2543in" svg:y1="0.1681in" svg:x2="4.3378in" svg:y2="0.1681in"><text:p/></draw:line></text:p>
      <text:p text:style-name="P3"/>
      <text:p text:style-name="P3"><draw:rect text:anchor-type="paragraph" draw:z-index="25" draw:style-name="gr10" draw:text-style-name="P10" svg:width="1.8232in" svg:height="0.5315in" svg:x="2.3898in" svg:y="0.0661in"><text:p text:style-name="P9"><text:span text:style-name="T7">401 Unauthorized</text:span></text:p><text:p text:style-name="P9"><text:span text:style-name="T7">Response</text:span></text:p></draw:rect></text:p>
      <text:p text:style-name="P3"/>
      <text:p text:style-name="P3"/>
      <text:p text:style-name="P3"/>
      <text:p text:style-name="P3"/>
      <text:p text:style-name="P3"><text:tab/><text:span text:style-name="T2">To get a valid JWT, we need to use the session_api. Using the 'login' function will give us a valid JWT if we provide the right credentials. After calling 'login', session_api will send a POST request to the node server asking it to validate the username/password combination and give us a JWT. Node.js will use the passport module to ask mongoose to verify the username and password. If successful, mongoose will create a JWT and assign it to that username in the mongo database. Finally, Node.js will pass on the JWT to session_api who will then return it as a String.</text:span></text:p>
      <text:p text:style-name="P3"/>
      <text:p text:style-name="P3"><draw:rect text:anchor-type="paragraph" draw:z-index="26" draw:style-name="gr9" draw:text-style-name="P6" svg:width="1.2713in" svg:height="1.2398in" svg:x="1.1398in" svg:y="0.172in"><text:p text:style-name="P9"><text:span text:style-name="T5">Session</text:span></text:p><text:p text:style-name="P9"><text:span text:style-name="T5">API</text:span></text:p></draw:rect><draw:rect text:anchor-type="paragraph" draw:z-index="27" draw:style-name="gr9" draw:text-style-name="P6" svg:width="1.2713in" svg:height="1.2398in" svg:x="4.2646in" svg:y="0.172in"><text:p text:style-name="P9"><text:span text:style-name="T5">Node.js</text:span></text:p></draw:rect><draw:rect text:anchor-type="paragraph" draw:z-index="29" draw:style-name="gr10" draw:text-style-name="P10" svg:width="1.3232in" svg:height="0.5004in" svg:x="2.6398in" svg:y="0.1516in"><text:p text:style-name="P9"><text:span text:style-name="T7">username &amp;</text:span></text:p><text:p text:style-name="P9"><text:span text:style-name="T7">password</text:span></text:p></draw:rect></text:p>
      <text:p text:style-name="P3"/>
      <text:p text:style-name="P3"/>
      <text:p text:style-name="P3"/>
      <text:p text:style-name="P3"><draw:line text:anchor-type="paragraph" draw:z-index="28" draw:style-name="gr6" draw:text-style-name="P9" svg:x1="2.5146in" svg:y1="0.0618in" svg:x2="4.1811in" svg:y2="0.0618in"><text:p/></draw:line><draw:frame text:anchor-type="paragraph" draw:z-index="34" draw:style-name="gr11" draw:text-style-name="P11" svg:width="0.6461in" svg:height="0.2189in" svg:x="3.2228in" svg:y="0.1866in"><draw:text-box><text:p><text:span text:style-name="T8">1</text:span></text:p></draw:text-box></draw:frame></text:p>
      <text:p text:style-name="P3"/>
      <text:p text:style-name="P3"/>
      <text:p text:style-name="P3"><draw:line text:anchor-type="paragraph" draw:z-index="51" draw:style-name="gr6" draw:text-style-name="P9" svg:x1="4.8791in" svg:y1="0.1638in" svg:x2="4.8791in" svg:y2="0.9866in"><text:p/></draw:line></text:p>
      <text:p text:style-name="P3"><draw:rect text:anchor-type="paragraph" draw:z-index="30" draw:style-name="gr10" draw:text-style-name="P10" svg:width="1.3232in" svg:height="0.5004in" svg:x="5.0772in" svg:y="0.139in"><text:p text:style-name="P9"><text:span text:style-name="T7">username &amp;</text:span></text:p><text:p text:style-name="P9"><text:span text:style-name="T7">password</text:span></text:p></draw:rect></text:p>
      <text:p text:style-name="P3"><draw:frame text:anchor-type="paragraph" draw:z-index="35" draw:style-name="gr12" draw:text-style-name="P11" svg:width="0.615in" svg:height="0.3232in" svg:x="4.65in" svg:y="0.0307in"><draw:text-box><text:p><text:span text:style-name="T8">2</text:span></text:p></draw:text-box></draw:frame></text:p>
      <text:p text:style-name="P3"/>
      <text:p text:style-name="P3"/>
      <text:p text:style-name="P3"><draw:rect text:anchor-type="paragraph" draw:z-index="31" draw:style-name="gr9" draw:text-style-name="P6" svg:width="1.5213in" svg:height="1.2398in" svg:x="4.1398in" svg:y="0.1118in"><text:p text:style-name="P9"><text:span text:style-name="T5">Mongoose</text:span></text:p></draw:rect><draw:rect text:anchor-type="paragraph" draw:z-index="32" draw:style-name="gr9" draw:text-style-name="P6" svg:width="1.2713in" svg:height="1.2398in" svg:x="1.1189in" svg:y="0.1429in"><text:p text:style-name="P9"><text:span text:style-name="T5">Mongo</text:span></text:p><text:p text:style-name="P9"><text:span text:style-name="T5">DB</text:span></text:p></draw:rect></text:p>
      <text:p text:style-name="P3"/>
      <text:p text:style-name="P3"><draw:frame text:anchor-type="paragraph" draw:z-index="36" draw:style-name="gr12" draw:text-style-name="P11" svg:width="0.615in" svg:height="0.3232in" svg:x="3.1917in" svg:y="0.1138in"><draw:text-box><text:p><text:span text:style-name="T8">3</text:span></text:p></draw:text-box></draw:frame></text:p>
      <text:p text:style-name="P3"/>
      <text:p text:style-name="P3"><draw:line text:anchor-type="paragraph" draw:z-index="33" draw:style-name="gr6" draw:text-style-name="P9" svg:x1="4.0146in" svg:y1="0.0016in" svg:x2="2.5043in" svg:y2="0.0016in"><text:p/></draw:line><draw:rect text:anchor-type="paragraph" draw:z-index="38" draw:style-name="gr10" draw:text-style-name="P10" svg:width="1.3232in" svg:height="0.5004in" svg:x="2.6602in" svg:y="0.1472in"><text:p text:style-name="P9"><text:span text:style-name="T7">Search Mongo</text:span></text:p><text:p text:style-name="P9"><text:span text:style-name="T7">for Match</text:span></text:p></draw:rect></text:p>
      <text:p text:style-name="P3"/>
      <text:p text:style-name="P3"/>
      <text:p text:style-name="P3"><draw:frame text:anchor-type="paragraph" draw:z-index="54" draw:style-name="gr12" draw:text-style-name="P11" svg:width="0.615in" svg:height="0.3232in" svg:x="4.8689in" svg:y="2.1311in"><draw:text-box><text:p><text:span text:style-name="T8">5</text:span></text:p></draw:text-box></draw:frame><draw:frame text:anchor-type="paragraph" draw:z-index="53" draw:style-name="gr12" draw:text-style-name="P11" svg:width="0.615in" svg:height="0.3232in" svg:x="0.5457in" svg:y="0.5063in"><draw:text-box><text:p><text:span text:style-name="T8">7</text:span></text:p></draw:text-box></draw:frame><draw:frame text:anchor-type="paragraph" draw:z-index="52" draw:style-name="gr12" draw:text-style-name="P11" svg:width="0.615in" svg:height="0.3232in" svg:x="3.5043in" svg:y="0.5165in"><draw:text-box><text:p><text:span text:style-name="T8">6</text:span></text:p></draw:text-box></draw:frame><draw:frame text:anchor-type="paragraph" draw:z-index="37" draw:style-name="gr12" draw:text-style-name="P11" svg:width="0.615in" svg:height="0.3232in" svg:x="3.3689in" svg:y="3.0791in"><draw:text-box><text:p><text:span text:style-name="T8">4</text:span></text:p></draw:text-box></draw:frame><draw:rect text:anchor-type="paragraph" draw:z-index="39" draw:style-name="gr10" draw:text-style-name="P10" svg:width="1.3232in" svg:height="0.5004in" svg:x="2.7752in" svg:y="3.5898in"><text:p text:style-name="P9"><text:span text:style-name="T7">Matching User</text:span></text:p></draw:rect><draw:rect text:anchor-type="paragraph" draw:z-index="40" draw:style-name="gr10" draw:text-style-name="P10" svg:width="0.8752in" svg:height="0.5004in" svg:x="5.2854in" svg:y="1.9543in"><text:p text:style-name="P9"><text:span text:style-name="T7">JWT</text:span></text:p></draw:rect><draw:rect text:anchor-type="paragraph" draw:z-index="41" draw:style-name="gr10" draw:text-style-name="P10" svg:width="0.8752in" svg:height="0.5004in" svg:x="3.098in" svg:y="0.9957in"><text:p text:style-name="P9"><text:span text:style-name="T7">JWT</text:span></text:p></draw:rect><draw:rect text:anchor-type="paragraph" draw:z-index="43" draw:style-name="gr10" draw:text-style-name="P10" svg:width="0.8752in" svg:height="0.5004in" svg:x="0.202in" svg:y="0.9752in"><text:p text:style-name="P9"><text:span text:style-name="T7">JWT as</text:span></text:p><text:p text:style-name="P9"><text:span text:style-name="T7">String</text:span></text:p></draw:rect><draw:line text:anchor-type="paragraph" draw:z-index="42" draw:style-name="gr6" draw:text-style-name="P9" svg:x1="1.2232in" svg:y1="0.8291in" svg:x2="-0.0165in" svg:y2="0.8291in"><text:p/></draw:line><draw:line text:anchor-type="paragraph" draw:z-index="50" draw:style-name="gr6" draw:text-style-name="P9" svg:x1="4.2957in" svg:y1="0.8398in" svg:x2="2.6811in" svg:y2="0.8398in"><text:p/></draw:line><draw:line text:anchor-type="paragraph" draw:z-index="49" draw:style-name="gr6" draw:text-style-name="P9" svg:x1="5.1083in" svg:y1="2.7252in" svg:x2="5.1083in" svg:y2="1.548in"><text:p/></draw:line><draw:line text:anchor-type="paragraph" draw:z-index="48" draw:style-name="gr6" draw:text-style-name="P9" svg:x1="2.6917in" svg:y1="3.402in" svg:x2="4.2437in" svg:y2="3.402in"><text:p/></draw:line><draw:rect text:anchor-type="paragraph" draw:z-index="47" draw:style-name="gr9" draw:text-style-name="P6" svg:width="1.2717in" svg:height="1.2406in" svg:x="1.2957in" svg:y="2.7854in"><text:p text:style-name="P9"><text:span text:style-name="T5">Mongo</text:span></text:p><text:p text:style-name="P9"><text:span text:style-name="T5">DB</text:span></text:p></draw:rect><draw:rect text:anchor-type="paragraph" draw:z-index="46" draw:style-name="gr9" draw:text-style-name="P6" svg:width="1.5213in" svg:height="1.2398in" svg:x="4.3374in" svg:y="2.8272in"><text:p text:style-name="P9"><text:span text:style-name="T5">Mongoose</text:span></text:p></draw:rect><draw:rect text:anchor-type="paragraph" draw:z-index="45" draw:style-name="gr9" draw:text-style-name="P6" svg:width="1.2713in" svg:height="1.2398in" svg:x="4.4626in" svg:y="0.1898in"><text:p text:style-name="P9"><text:span text:style-name="T5">Node.js</text:span></text:p></draw:rect><draw:rect text:anchor-type="paragraph" draw:z-index="44" draw:style-name="gr9" draw:text-style-name="P6" svg:width="1.2713in" svg:height="1.2398in" svg:x="1.3165in" svg:y="0.1898in"><text:p text:style-name="P9"><text:span text:style-name="T5">Session</text:span></text:p><text:p text:style-name="P9"><text:span text:style-name="T5">API</text:span></text:p></draw:rect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<draw:rect text:anchor-type="paragraph" draw:z-index="55" draw:style-name="gr9" draw:text-style-name="P6" svg:width="1.2713in" svg:height="1.2398in" svg:x="0.0043in" svg:y="3.0311in"><text:p text:style-name="P9"><text:span text:style-name="T5">Admin</text:span></text:p><text:p text:style-name="P9"><text:span text:style-name="T5">API</text:span></text:p></draw:rect><draw:rect text:anchor-type="paragraph" draw:z-index="56" draw:style-name="gr9" draw:text-style-name="P6" svg:width="1.2713in" svg:height="1.2398in" svg:x="2.2335in" svg:y="3.0311in"><text:p text:style-name="P9"><text:span text:style-name="T5">express-</text:span></text:p><text:p text:style-name="P9"><text:span text:style-name="T5">jwt</text:span></text:p></draw:rect><draw:rect text:anchor-type="paragraph" draw:z-index="57" draw:style-name="gr9" draw:text-style-name="P6" svg:width="1.2713in" svg:height="1.2398in" svg:x="4.1709in" svg:y="3.0311in"><text:p text:style-name="P9"><text:span text:style-name="T5">jwt-</text:span></text:p><text:p text:style-name="P9"><text:span text:style-name="T5">checker</text:span></text:p></draw:rect><draw:rect text:anchor-type="paragraph" draw:z-index="58" draw:style-name="gr9" draw:text-style-name="P6" svg:width="1.2724in" svg:height="1.2413in" svg:x="6.098in" svg:y="3.0311in"><text:p text:style-name="P9"><text:span text:style-name="T5">create-</text:span></text:p><text:p text:style-name="P9"><text:span text:style-name="T5">user</text:span></text:p></draw:rect><draw:line text:anchor-type="paragraph" draw:z-index="59" draw:style-name="gr6" draw:text-style-name="P9" svg:x1="1.4in" svg:y1="3.6602in" svg:x2="2.1709in" svg:y2="3.6602in"><text:p/></draw:line><draw:line text:anchor-type="paragraph" draw:z-index="60" draw:style-name="gr6" draw:text-style-name="P9" svg:x1="3.598in" svg:y1="3.6189in" svg:x2="4.1083in" svg:y2="3.6189in"><text:p/></draw:line><draw:line text:anchor-type="paragraph" draw:z-index="61" draw:style-name="gr6" draw:text-style-name="P9" svg:x1="5.5252in" svg:y1="3.6083in" svg:x2="6.0354in" svg:y2="3.6083in"><text:p/></draw:line><draw:custom-shape text:anchor-type="paragraph" draw:z-index="62" draw:style-name="gr13" draw:text-style-name="P9" svg:width="0.1551in" svg:height="5.2713in" draw:transform="rotate (1.5707963267949) translate (2.20208333333333in 2.92986111111111in)"><text:p/><draw:enhanced-geometry svg:viewBox="0 0 21600 21600" draw:glue-points="0 0 0 21600 21600 10800" draw:text-areas="0 ?f9 7800 ?f10" draw:type="right-brace" draw:modifiers="1698.63234111022 10821.7216411907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frame text:anchor-type="paragraph" draw:z-index="63" draw:style-name="gr12" draw:text-style-name="P11" svg:width="0.615in" svg:height="0.3232in" svg:x="4.5772in" svg:y="2.5291in"><draw:text-box><text:p><text:span text:style-name="T8">Route</text:span></text:p></draw:text-box></draw:frame><draw:rect text:anchor-type="paragraph" draw:z-index="64" draw:style-name="gr10" draw:text-style-name="P10" svg:width="0.7504in" svg:height="0.4524in" svg:x="1.3583in" svg:y="3.1146in"><text:p text:style-name="P9"><text:span text:style-name="T7">JWT</text:span></text:p></draw:rect><text:span text:style-name="T3"><text:tab/>Now that we have a valid JWT, we are able to create a new user. The admin_api command, usercreate, will perform a PUT request towards https://domain.com/admin/api/user/:username. The body of the request will contain the password we want associated with the new user, and the header will have our JWT. Before our request starts creating a user, it must pass through two middlewares. The first is 'express-jwt', which makes sure our JWT is in the proper format and has not expired. If it fails it sends a 401 Unauthorized response. Otherwise it allows the request to hit the next middleware, 'jwt-checker'. Every user in the mongo database has a variable devoted to storing one JWT. When a user logs in, this variable stores the created JWT, and when a user logs out, the variable is cleared. This means that there is a maximum of one valid JWT per user regardless of their expiration dates. The middleware, 'jwt-checker', extracts the username from the given JWT and asks mongoose to validate the username/JWT combination. On failure it sends a 401 Unauthorized response, and on success it lets the request reach the usercreate rout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Devanagari1" svg:font-family="'Droid Sans Devanagari'" style:font-family-generic="swiss"/>
    <style:font-face style:name="DejaVu Sans Mono" svg:font-family="'DejaVu Sans Mono'" style:font-adornments="Bold" style:font-family-generic="modern" style:font-pitch="fixed"/>
    <style:font-face style:name="URW Bookman L1" svg:font-family="'URW Bookman L'" style:font-pitch="variable"/>
    <style:font-face style:name="URW Bookman L" svg:font-family="'URW Bookman L'" style:font-adornments="Demi Bold" style:font-pitch="variable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Open Sans Extrabold" svg:font-family="'Open Sans Extrabold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4:33:30.884646805</meta:creation-date>
    <dc:date>2015-05-04T11:28:54.343434121</dc:date>
    <meta:editing-duration>PT1H18M56S</meta:editing-duration>
    <meta:editing-cycles>10</meta:editing-cycles>
    <meta:generator>LibreOffice/4.3.5.2.0$Linux_X86_64 LibreOffice_project/430m0$Build-2</meta:generator>
    <meta:document-statistic meta:table-count="0" meta:image-count="0" meta:object-count="0" meta:page-count="3" meta:paragraph-count="4" meta:word-count="383" meta:character-count="2239" meta:non-whitespace-character-count="1856"/>
  </office:meta>
</office:document-meta>
</file>